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87bd" officeooo:paragraph-rsid="000687bd"/>
    </style:style>
    <style:style style:name="P2" style:family="paragraph" style:parent-style-name="Standard">
      <style:text-properties officeooo:rsid="000687bd" officeooo:paragraph-rsid="000713b9"/>
    </style:style>
    <style:style style:name="P3" style:family="paragraph" style:parent-style-name="Standard">
      <style:text-properties officeooo:rsid="000713b9" officeooo:paragraph-rsid="000713b9"/>
    </style:style>
    <style:style style:name="P4" style:family="paragraph" style:parent-style-name="Standard">
      <style:text-properties officeooo:rsid="000713b9" officeooo:paragraph-rsid="000a5ce2"/>
    </style:style>
    <style:style style:name="T1" style:family="text">
      <style:text-properties officeooo:rsid="000713b9"/>
    </style:style>
    <style:style style:name="T2" style:family="text">
      <style:text-properties officeooo:rsid="0007dbfc"/>
    </style:style>
    <style:style style:name="T3" style:family="text">
      <style:text-properties officeooo:rsid="00093c45"/>
    </style:style>
    <style:style style:name="T4" style:family="text">
      <style:text-properties officeooo:rsid="000a5c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Precip Experiment plots: </text:span><text:s/></text:p>
      <text:p text:style-name="P1"/>
      <text:p text:style-name="P3">Plots were established at random points along transects located in a large grazing exclosure. <text:s/></text:p>
      <text:p text:style-name="P2">Transects were established in areas of the exclosure that were representative of the vegetation composition in the <text:span text:style-name="T1">original </text:span>permanent plots. <text:s/></text:p>
      <text:p text:style-name="P2"/>
      <text:p text:style-name="P2">New plots were established <text:span text:style-name="T1">at</text:span> random points on the transects. <text:s/>Plots <text:span text:style-name="T1">falling on areas with steep hills</text:span>, with greater than 20% cover of rock, with over 10% cover Purshia or Amelenchiar <text:span text:style-name="T1">cover</text:span>, or with <text:span text:style-name="T1">extensive </text:span>animal burrows or ant hills <text:span text:style-name="T1">were excluded</text:span>. <text:s/></text:p>
      <text:p text:style-name="P1"/>
      <text:p text:style-name="P4">We began <text:span text:style-name="T4">drought and irrigation treatments</text:span> in the fall of 2011. <text:s/><text:span text:style-name="T4">The drought shelters were installed in November but the irrigation system was not turned on until the spring of 2012.</text:span></text:p>
      <text:p text:style-name="P4"><text:span text:style-name="T4"><text:s/></text:span></text:p>
      <text:p text:style-name="P3"/>
      <text:p text:style-name="P3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Kleinhesselink</meta:initial-creator>
    <meta:creation-date>2016-05-23T16:36:15.190003902</meta:creation-date>
    <dc:date>2016-11-09T09:31:35.438939161</dc:date>
    <meta:editing-duration>PT23M16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110" meta:character-count="700" meta:non-whitespace-character-count="583"/>
  </office:meta>
</office:document-meta>
</file>